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bd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bd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bd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bd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bd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bd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bd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bd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bd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bd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bd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bd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bd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bd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bd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bd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bd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nnier Alexander Yaguare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0845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ger Jose  Yaguare Navar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3078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3.0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